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Open Sans Light1" officeooo:rsid="000fa6e9" officeooo:paragraph-rsid="000fa6e9"/>
    </style:style>
    <style:style style:name="P2" style:family="paragraph" style:parent-style-name="Footer">
      <style:paragraph-properties fo:text-align="end" style:justify-single-word="false"/>
      <style:text-properties style:font-name="Open Sans Light1"/>
    </style:style>
    <style:style style:name="P3" style:family="paragraph" style:parent-style-name="Text_20_body">
      <style:text-properties style:font-name="Open Sans Light1"/>
    </style:style>
    <style:style style:name="P4" style:family="paragraph" style:parent-style-name="Text_20_body">
      <style:text-properties style:font-name="Open Sans Light1" fo:font-size="12p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7" style:family="paragraph" style:parent-style-name="Text_20_body">
      <style:text-properties fo:font-variant="normal" fo:text-transform="none" fo:color="#000000" style:text-line-through-style="none" style:font-name="Open Sans Light2" fo:font-size="12pt" fo:font-style="normal" style:text-underline-style="none" fo:font-weight="normal" style:text-blinking="false" fo:background-color="transparent" style:font-size-asian="12pt" style:font-size-complex="12pt"/>
    </style:style>
    <style:style style:name="P8" style:family="paragraph" style:parent-style-name="Text_20_body">
      <style:text-properties fo:font-variant="normal" fo:text-transform="none" fo:color="#000000" style:text-line-through-style="none" fo:font-style="normal" style:text-underline-style="none" fo:font-weight="normal" officeooo:rsid="000fa6e9" officeooo:paragraph-rsid="000fa6e9" style:text-blinking="false" fo:background-color="transparent"/>
    </style:style>
    <style:style style:name="P9" style:family="paragraph" style:parent-style-name="Text_20_body">
      <style:text-properties officeooo:rsid="000fa6e9"/>
    </style:style>
    <style:style style:name="P10" style:family="paragraph" style:parent-style-name="Text_20_body">
      <style:text-properties style:font-name="Code Light" fo:font-size="88pt" style:font-size-asian="88pt" style:font-size-complex="88pt"/>
    </style:style>
    <style:style style:name="P11"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12" style:family="paragraph" style:parent-style-name="Heading">
      <style:text-properties style:font-name="Code Light" fo:font-size="88pt" style:font-size-asian="88pt" style:font-size-complex="88pt"/>
    </style:style>
    <style:style style:name="P13" style:family="paragraph" style:parent-style-name="Text_20_body">
      <style:text-properties style:font-name="Open Sans Light1" fo:font-size="14pt" officeooo:rsid="00110e41" officeooo:paragraph-rsid="00110e41" style:font-size-asian="14pt" style:font-size-complex="14pt"/>
    </style:style>
    <style:style style:name="P14" style:family="paragraph" style:parent-style-name="Text_20_body" style:list-style-name="L1">
      <style:text-properties style:font-name="Open Sans Light1"/>
    </style:style>
    <style:style style:name="P15" style:family="paragraph" style:parent-style-name="Text_20_body" style:list-style-name="L2">
      <style:text-properties style:font-name="Open Sans Light1" fo:font-size="12pt" fo:font-style="normal" fo:font-weight="normal" officeooo:paragraph-rsid="000e658d" style:font-size-asian="12pt" style:font-size-complex="12pt"/>
    </style:style>
    <style:style style:name="P16" style:family="paragraph" style:parent-style-name="Text_20_body" style:list-style-name="L3">
      <style:text-properties style:font-name="Open Sans Light1" fo:font-size="12pt" fo:font-style="normal" fo:font-weight="normal" style:font-size-asian="12pt" style:font-size-complex="12pt"/>
    </style:style>
    <style:style style:name="P17" style:family="paragraph" style:parent-style-name="Text_20_body" style:list-style-name="L3">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18" style:family="paragraph" style:parent-style-name="Text_20_body" style:list-style-name="L4"/>
    <style:style style:name="P19" style:family="paragraph" style:parent-style-name="Text_20_body" style:list-style-name="L4">
      <style:text-properties officeooo:rsid="000fa6e9"/>
    </style:style>
    <style:style style:name="P20" style:family="paragraph" style:parent-style-name="Text_20_body" style:list-style-name="L5">
      <style:text-properties officeooo:rsid="000fa6e9"/>
    </style:style>
    <style:style style:name="P21" style:family="paragraph" style:parent-style-name="Text_20_body" style:list-style-name="L6">
      <style:text-properties officeooo:rsid="000fa6e9"/>
    </style:style>
    <style:style style:name="P22" style:family="paragraph" style:parent-style-name="Text_20_body" style:list-style-name="L7">
      <style:text-properties officeooo:rsid="000fa6e9"/>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text-properties officeooo:paragraph-rsid="0012e940"/>
    </style:style>
    <style:style style:name="P27" style:family="paragraph" style:parent-style-name="Heading_20_1">
      <style:text-properties style:font-name="Code Light" fo:font-size="96pt" fo:font-weight="normal" officeooo:rsid="000e658d" officeooo:paragraph-rsid="000e658d" style:font-size-asian="96pt" style:font-weight-asian="normal" style:font-size-complex="96pt" style:font-weight-complex="normal"/>
    </style:style>
    <style:style style:name="P28" style:family="paragraph" style:parent-style-name="Heading_20_1" style:master-page-name="CorpsDocu">
      <style:paragraph-properties style:page-number="1" fo:break-before="page"/>
      <style:text-properties style:font-name="Quicksand Light" fo:font-size="40pt" fo:font-weight="normal" style:font-size-asian="40pt" style:font-weight-asian="normal" style:font-size-complex="40pt" style:font-weight-complex="normal"/>
    </style:style>
    <style:style style:name="P29" style:family="paragraph" style:parent-style-name="Heading_20_1">
      <style:paragraph-properties fo:break-before="page"/>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Heading_20_2" style:list-style-name="">
      <style:text-properties style:font-name="Code Light" fo:font-size="96pt" fo:font-style="normal" fo:font-weight="normal" officeooo:rsid="000e658d" style:font-size-asian="96pt" style:font-style-asian="normal" style:font-weight-asian="normal" style:font-size-complex="96pt" style:font-style-complex="normal" style:font-weight-complex="normal"/>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e658d"/>
    </style:style>
    <style:style style:name="T2" style:family="text">
      <style:text-properties fo:font-variant="normal" fo:text-transform="none" fo:color="#000000" fo:font-style="normal" fo:font-weight="normal" fo:background-color="transparent"/>
    </style:style>
    <style:style style:name="T3" style:family="text">
      <style:text-properties fo:font-variant="normal" fo:text-transform="none" fo:color="#000000" fo:font-style="normal" fo:font-weight="normal" officeooo:rsid="000e658d" fo:background-color="transparent"/>
    </style:style>
    <style:style style:name="T4" style:family="text">
      <style:text-properties officeooo:rsid="0012e940"/>
    </style:style>
    <style:style style:name="T5" style:family="text">
      <style:text-properties officeooo:rsid="00149316"/>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h text:style-name="P27" text:outline-level="1"/>
      <text:p text:style-name="P12"><text:bookmark-start text:name="__RefHeading__462_2117037070"/>RAPPORT<text:bookmark-end text:name="__RefHeading__462_2117037070"/></text:p>
      <text:p text:style-name="P12"><text:bookmark-start text:name="__RefHeading__464_2117037070"/>DE PROJET<text:bookmark-end text:name="__RefHeading__464_2117037070"/></text:p>
      <text:p text:style-name="P10"/>
      <text:p text:style-name="P13">Groupe ?</text:p>
      <text:p text:style-name="P13">Patois , Mercandali, Martel, Scala, Hong Ngoc, Rollot </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2">Table des matières</text:p>
          </text:index-title>
          <text:p text:style-name="P33"><text:a xlink:type="simple" xlink:href="#__RefHeading__466_2117037070" text:style-name="Index_20_Link" text:visited-style-name="Index_20_Link">Description du projet :<text:tab/>1</text:a></text:p>
          <text:p text:style-name="P33"><text:a xlink:type="simple" xlink:href="#__RefHeading__468_2117037070" text:style-name="Index_20_Link" text:visited-style-name="Index_20_Link">Description du jeu :<text:tab/>2</text:a></text:p>
          <text:p text:style-name="P30"><text:a xlink:type="simple" xlink:href="#__RefHeading__684_2117037070" text:style-name="Index_20_Link" text:visited-style-name="Index_20_Link">Les bâtiments<text:tab/>2</text:a></text:p>
          <text:p text:style-name="P30"><text:a xlink:type="simple" xlink:href="#__RefHeading__686_2117037070" text:style-name="Index_20_Link" text:visited-style-name="Index_20_Link">Les unités<text:tab/>2</text:a></text:p>
          <text:p text:style-name="P30"><text:a xlink:type="simple" xlink:href="#__RefHeading__688_2117037070" text:style-name="Index_20_Link" text:visited-style-name="Index_20_Link">L’intelligence Artificielle<text:tab/>3</text:a></text:p>
          <text:p text:style-name="P30"><text:a xlink:type="simple" xlink:href="#__RefHeading__470_2117037070" text:style-name="Index_20_Link" text:visited-style-name="Index_20_Link">Les Graphismes<text:tab/>3</text:a></text:p>
          <text:p text:style-name="P33"><text:a xlink:type="simple" xlink:href="#__RefHeading__412_96695133" text:style-name="Index_20_Link" text:visited-style-name="Index_20_Link">Récapitulatifs des Semaines<text:tab/>4</text:a></text:p>
          <text:p text:style-name="P30"><text:a xlink:type="simple" xlink:href="#__RefHeading__690_2117037070" text:style-name="Index_20_Link" text:visited-style-name="Index_20_Link">Semaine 2<text:tab/>4</text:a></text:p>
          <text:p text:style-name="P30"><text:a xlink:type="simple" xlink:href="#__RefHeading__692_2117037070" text:style-name="Index_20_Link" text:visited-style-name="Index_20_Link">Semaine 3<text:tab/>4</text:a></text:p>
          <text:p text:style-name="P30"><text:a xlink:type="simple" xlink:href="#__RefHeading__694_2117037070" text:style-name="Index_20_Link" text:visited-style-name="Index_20_Link">Semaine 4<text:tab/>5</text:a></text:p>
          <text:p text:style-name="P30"><text:a xlink:type="simple" xlink:href="#__RefHeading__696_2117037070" text:style-name="Index_20_Link" text:visited-style-name="Index_20_Link">Semaine 5<text:tab/>6</text:a></text:p>
          <text:p text:style-name="P30"><text:a xlink:type="simple" xlink:href="#__RefHeading__698_2117037070" text:style-name="Index_20_Link" text:visited-style-name="Index_20_Link">Semaine 6<text:tab/>7</text:a></text:p>
          <text:p text:style-name="P33"><text:a xlink:type="simple" xlink:href="#__RefHeading__388_96695133" text:style-name="Index_20_Link" text:visited-style-name="Index_20_Link">Fonctionnement du Jeu<text:tab/>8</text:a></text:p>
          <text:p text:style-name="P30"><text:a xlink:type="simple" xlink:href="#__RefHeading__390_96695133" text:style-name="Index_20_Link" text:visited-style-name="Index_20_Link">Intelligence Artificielle<text:tab/>8</text:a></text:p>
          <text:p text:style-name="P30"><text:a xlink:type="simple" xlink:href="#__RefHeading__422_96695133" text:style-name="Index_20_Link" text:visited-style-name="Index_20_Link">Partie<text:tab/>8</text:a></text:p>
          <text:p text:style-name="P30"><text:a xlink:type="simple" xlink:href="#__RefHeading__392_96695133" text:style-name="Index_20_Link" text:visited-style-name="Index_20_Link">IHM<text:tab/>8</text:a></text:p>
          <text:p text:style-name="P30"><text:a xlink:type="simple" xlink:href="#__RefHeading__394_96695133" text:style-name="Index_20_Link" text:visited-style-name="Index_20_Link">Moteur<text:tab/>8</text:a></text:p>
          <text:p text:style-name="P30"><text:a xlink:type="simple" xlink:href="#__RefHeading__424_96695133" text:style-name="Index_20_Link" text:visited-style-name="Index_20_Link">Unité<text:tab/>8</text:a></text:p>
          <text:p text:style-name="P33"><text:a xlink:type="simple" xlink:href="#__RefHeading__396_96695133" text:style-name="Index_20_Link" text:visited-style-name="Index_20_Link">Travail d'Équipe<text:tab/>9</text:a></text:p>
          <text:p text:style-name="P30"><text:a xlink:type="simple" xlink:href="#__RefHeading__398_96695133" text:style-name="Index_20_Link" text:visited-style-name="Index_20_Link">Chef de projet<text:tab/>9</text:a></text:p>
          <text:p text:style-name="P30"><text:a xlink:type="simple" xlink:href="#__RefHeading__400_96695133" text:style-name="Index_20_Link" text:visited-style-name="Index_20_Link">Répartition des taches<text:tab/>9</text:a></text:p>
          <text:p text:style-name="P30"><text:a xlink:type="simple" xlink:href="#__RefHeading__402_96695133" text:style-name="Index_20_Link" text:visited-style-name="Index_20_Link">Problème rencontrés<text:tab/>9</text:a></text:p>
          <text:p text:style-name="P33"><text:a xlink:type="simple" xlink:href="#__RefHeading__404_96695133" text:style-name="Index_20_Link" text:visited-style-name="Index_20_Link">Discussion<text:tab/>10</text:a></text:p>
          <text:p text:style-name="P30"><text:a xlink:type="simple" xlink:href="#__RefHeading__406_96695133" text:style-name="Index_20_Link" text:visited-style-name="Index_20_Link">Truc bien<text:tab/>10</text:a></text:p>
          <text:p text:style-name="P30"><text:a xlink:type="simple" xlink:href="#__RefHeading__408_96695133" text:style-name="Index_20_Link" text:visited-style-name="Index_20_Link">Aspect à améliorés<text:tab/>10</text:a></text:p>
          <text:p text:style-name="P33"><text:a xlink:type="simple" xlink:href="#__RefHeading__410_96695133" text:style-name="Index_20_Link" text:visited-style-name="Index_20_Link">Conclusion<text:tab/>11</text:a></text:p>
        </text:index-body>
      </text:table-of-content>
      <text:h text:style-name="P31" text:outline-level="2"/>
      <text:h text:style-name="P28" text:outline-level="1"><text:bookmark-start text:name="__RefHeading__466_2117037070"/>Description du projet :<text:bookmark-end text:name="__RefHeading__466_2117037070"/></text:h>
      <text:p text:style-name="Text_20_body"/>
      <text:p text:style-name="P3">Nous désirons programmer un jeu vidéo tactique au tour par tour de simulation de guerre le plus complet possible qui comporterais un menu de démarrage, un but, des éléments à débloquer, une fin avec un générique, des animations que nous développerons dans un premier temps sur PC puis si le temps nous le permet sous Android avec une distribution sur Google Play.</text:p>
      <text:p text:style-name="P3">Ce menu comporterait plusieurs parties :</text:p>
      <text:list xml:id="list3575911609231291586" text:style-name="L1">
        <text:list-item>
          <text:p text:style-name="P14">Mode Histoire</text:p>
        </text:list-item>
        <text:list-item>
          <text:p text:style-name="P14">Mode Combat</text:p>
        </text:list-item>
        <text:list-item>
          <text:p text:style-name="P14">Mode Tutoriel</text:p>
        </text:list-item>
        <text:list-item>
          <text:p text:style-name="P14">Options</text:p>
        </text:list-item>
      </text:list>
      <text:p text:style-name="P3">Le mode histoire permettra d’accéder à la campagne du jeu qui sera une succession de dialogue/mise en situation et de partie (champ de bataille). Cela suivra une histoire (scénario) avec des missions, des objectifs de guerre et des éléments à débloquer.</text:p>
      <text:p text:style-name="P3">Le mode Combat permettra de jouer sur différentes cartes contre un ou plusieurs joueur ( ou IA au choix ) au tour par tour.</text:p>
      <text:p text:style-name="P3">Le mode Tutoriel permettra de revoir les leçons et conseil vu au début du mode histoire et de voir des astuces débloquées au cours du jeu.</text:p>
      <text:p text:style-name="P3">Le menu option permettra de régler quelques options comme le son par exemple.</text:p>
      <text:p text:style-name="Text_20_body"/>
      <text:h text:style-name="P29" text:outline-level="1"><text:bookmark-start text:name="__RefHeading__468_2117037070"/>Description du jeu :<text:bookmark-end text:name="__RefHeading__468_2117037070"/></text:h>
      <text:p text:style-name="Text_20_body"/>
      <text:p text:style-name="P11">Une partie est une bataille sur une carte quadrillée plus ou moins grande contre un ou plusieurs adversaires contrôlés par un autre joueur ou par une IA.</text:p>
      <text:p text:style-name="P11"/>
      <text:p text:style-name="P11">Chaque joueur peut choisir sa factions au début de la partie (Militaire/Robot/Bandit), possédant chaque une leurs avantages et leurs inconvénients.</text:p>
      <text:p text:style-name="P4"/>
      <text:p text:style-name="P11">Le but d’une partie est en général de détruire la (ou les) base(s) ennemie(s). Mais cette objectif peut changer (surtout dans le mode histoire) comme par exemple :</text:p>
      <text:p text:style-name="P11">Détruire la base ennemie en moins de 10 tours</text:p>
      <text:p text:style-name="P11">Capture X bâtiments</text:p>
      <text:p text:style-name="P11">Survivre X tours …</text:p>
      <text:p text:style-name="P11">Pour cela chaque joueur a à sa disposition plusieurs bâtiments et unités avec leurs rôles.</text:p>
      <text:p text:style-name="P4"/>
      <text:h text:style-name="Heading_20_2" text:outline-level="2"><text:bookmark-start text:name="__RefHeading__684_2117037070"/>Les bâtiments<text:bookmark-end text:name="__RefHeading__684_2117037070"/></text:h>
      <text:list xml:id="list1782927386850394089" text:style-name="L2">
        <text:list-item>
          <text:p text:style-name="P15">Un campement permettant de récupérer de l’argent à chaque tour</text:p>
        </text:list-item>
        <text:list-item>
          <text:p text:style-name="P15">Un centre de recrutement permettant d’acheter des unités terrestre</text:p>
        </text:list-item>
        <text:list-item>
          <text:p text:style-name="P15">Un aéroport pour les unités volantes</text:p>
        </text:list-item>
        <text:list-item>
          <text:p text:style-name="P15">Un port pour les unités marines(Cette liste peut s’agrandir lors de la réalisation du jeu)</text:p>
        </text:list-item>
      </text:list>
      <text:p text:style-name="P4"/>
      <text:h text:style-name="Heading_20_2" text:outline-level="2"><text:bookmark-start text:name="__RefHeading__686_2117037070"/>Les unités<text:bookmark-end text:name="__RefHeading__686_2117037070"/></text:h>
      <text:p text:style-name="P6">Il y aura de nombreuse unités (une douzaine) qui ont leurs avantage contre un autre type d’unité par exemple un soldat armée d’un bazooka sera efficace contre les véhicules ennemies mais perdra face à un hélicoptère.</text:p>
      <text:p text:style-name="P4">Chaque unité pourra se déplacer d’un certain nombre de cases mais ce nombre peut être réduit en fonction du type de terrain rencontré sur le chemin.</text:p>
      <text:p text:style-name="P6"><text:soft-page-break/>Par exemple un soldat qui monte en ligne droite peut avancer de 3 cases. Si sur cette ligne droite il y a un arbre, il ne pourra pas aller plus loin que la deuxième case.</text:p>
      <text:p text:style-name="P6">Tout la carte n’est pas visible entièrement (cette option peut être modifié dans le menu option). Chaque unité et bâtiment que vous possédez vous permet de voir à une certain distance autour d’eux.</text:p>
      <text:p text:style-name="P5">Après chaque combat, une unité gagne de l’expérience en fonction des dégâts qu’elle a infligés. Si elle acquière suffisamment d’expérience elle monte de niveau et devient plus puissante.</text:p>
      <text:p text:style-name="Text_20_body"/>
      <text:h text:style-name="Heading_20_2" text:outline-level="2"><text:bookmark-start text:name="__RefHeading__688_2117037070"/>L’intelligence Artificielle<text:bookmark-end text:name="__RefHeading__688_2117037070"/></text:h>
      <text:p text:style-name="Text_20_body">L’IA sera donc l’ennemi du jouer lors des partie dans le mode histoire.</text:p>
      <text:p text:style-name="Text_20_body">Elle devra donc faire des choix pour gagner :</text:p>
      <text:list xml:id="list4826985816238124956" text:style-name="L3">
        <text:list-item>
          <text:p text:style-name="P16">Faire les bons déplacements</text:p>
        </text:list-item>
        <text:list-item>
          <text:p text:style-name="P16">Acheter les unités nécessaires</text:p>
        </text:list-item>
        <text:list-item>
          <text:p text:style-name="P17">Se battre au bon moment</text:p>
        </text:list-item>
        <text:list-item>
          <text:p text:style-name="P16">Se replier</text:p>
        </text:list-item>
        <text:list-item>
          <text:p text:style-name="P16">Capturer des bâtiments pour gagner de l’argent</text:p>
        </text:list-item>
        <text:list-item>
          <text:p text:style-name="P16">Faire monter de niveau ses unités</text:p>
        </text:list-item>
        <text:list-item>
          <text:p text:style-name="P16">Contrer le joueur (ne pas le laisser agir)</text:p>
        </text:list-item>
      </text:list>
      <text:p text:style-name="P4"/>
      <text:h text:style-name="Heading_20_2" text:outline-level="2"><text:bookmark-start text:name="__RefHeading__470_2117037070"/><text:span text:style-name="T2">Les </text:span><text:span text:style-name="T3">G</text:span><text:span text:style-name="T2">raphismes</text:span><text:bookmark-end text:name="__RefHeading__470_2117037070"/></text:h>
      <text:p text:style-name="P7">Ce jeu sera en 2D, avec des graphismes de ce type si possible que l’on dessinera sur Photoshop ou GIMP.</text:p>
      <text:h text:style-name="P29" text:outline-level="1"><text:bookmark-start text:name="__RefHeading__412_96695133"/>Récapitulatifs des Semaines<text:bookmark-end text:name="__RefHeading__412_96695133"/></text:h>
      <text:p text:style-name="P8"/>
      <text:h text:style-name="Heading_20_2" text:outline-level="2"><text:bookmark-start text:name="__RefHeading__690_2117037070"/>Semaine 2<text:bookmark-end text:name="__RefHeading__690_2117037070"/></text:h>
      <text:list xml:id="list1594738468562458210" text:style-name="L4">
        <text:list-item>
          <text:p text:style-name="P19"><text:bookmark text:name="docs-internal-guid-105542c7-5639-4f25-5a57-eb793557bc70"/>Panneau descriptif réalisé et fonctionnel</text:p>
        </text:list-item>
        <text:list-item>
          <text:p text:style-name="P18">L’IHM est maintenant décomposé en 2 panels (panel du menu et pannel de la matrice). Création de 2 MouseListener pour ces panels</text:p>
        </text:list-item>
        <text:list-item>
          <text:p text:style-name="P18">Unification de la police pour la barre d’information</text:p>
        </text:list-item>
        <text:list-item>
          <text:p text:style-name="P18">Nouvel algorithme pour le déplacement (diminution de la complexité)</text:p>
        </text:list-item>
        <text:list-item>
          <text:p text:style-name="P18">Chargement de toutes les images au début d’une partie (pour éviter le chargement des images pendant la partie qui diminue la performance du jeu)</text:p>
        </text:list-item>
        <text:list-item>
          <text:p text:style-name="P18">La possibilité d’acheter des unités ( + le menu Shop)</text:p>
        </text:list-item>
        <text:list-item>
          <text:p text:style-name="P18">La possibilité de capturer un batiment</text:p>
        </text:list-item>
        <text:list-item>
          <text:p text:style-name="P18">Ajout de l’eau, route, démolisseur, ingénieur, UML, usine</text:p>
        </text:list-item>
        <text:list-item>
          <text:p text:style-name="P18">La possibilité de traverser les unités alliées</text:p>
        </text:list-item>
        <text:list-item>
          <text:p text:style-name="P18">Les bâtiments alliés soignent au début du tour</text:p>
        </text:list-item>
        <text:list-item>
          <text:p text:style-name="P18">L’ingénieur soigne (et n’attaque pas)</text:p>
        </text:list-item>
        <text:list-item>
          <text:p text:style-name="P18">IA se déplace vers un coordonnée X et Y prédéfini en plusieurs tours</text:p>
        </text:list-item>
      </text:list>
      <text:p text:style-name="Text_20_body"/>
      <text:h text:style-name="Heading_20_2" text:outline-level="2"><text:bookmark-start text:name="__RefHeading__692_2117037070"/>Semaine 3<text:bookmark-end text:name="__RefHeading__692_2117037070"/></text:h>
      <text:list xml:id="list2283393504908273109" text:style-name="L5">
        <text:list-item>
          <text:p text:style-name="P20"><text:bookmark text:name="docs-internal-guid-4e167c28-563a-7059-c981-7672f19d6cab"/>Terminer l’ingénieur</text:p>
        </text:list-item>
        <text:list-item>
          <text:p text:style-name="P23">Fin de partie + Statistique</text:p>
        </text:list-item>
        <text:list-item>
          <text:p text:style-name="P23"><text:soft-page-break/>Map Creator</text:p>
        </text:list-item>
        <text:list-item>
          <text:p text:style-name="P23">Déplacement plus fluide</text:p>
        </text:list-item>
        <text:list-item>
          <text:p text:style-name="P23">IA basique</text:p>
          <text:list>
            <text:list-item>
              <text:p text:style-name="P23">Capture si elle est sur un bâtiment</text:p>
            </text:list-item>
            <text:list-item>
              <text:p text:style-name="P23">Cherche l’unité la plus proche / bâtiment le plus proche (et unité à soigner le plus proche pour l’ingénieur)</text:p>
            </text:list-item>
            <text:list-item>
              <text:p text:style-name="P23">Attaque / Capture / Soigne la cible</text:p>
            </text:list-item>
            <text:list-item>
              <text:p text:style-name="P23">Achète l’unité la plus chère possible. Si elle a déjà suffisamment d’unité du type qu’elle peut acheter, elle économise</text:p>
            </text:list-item>
          </text:list>
        </text:list-item>
        <text:list-item>
          <text:p text:style-name="P23">Menu Principal (mais pas encore lié à Partie)</text:p>
        </text:list-item>
        <text:list-item>
          <text:p text:style-name="P23">Sauvegarder / Charger</text:p>
        </text:list-item>
        <text:list-item>
          <text:p text:style-name="P23">Correction de bugs pour pouvoir jouer à 4 joueurs</text:p>
        </text:list-item>
        <text:list-item>
          <text:p text:style-name="P23">Changement de condition de victoire (capture QG)</text:p>
        </text:list-item>
        <text:list-item>
          <text:p text:style-name="P23">Ajout de la moyenne distance</text:p>
        </text:list-item>
        <text:list-item>
          <text:p text:style-name="P23">Système de point d’expérience</text:p>
        </text:list-item>
      </text:list>
      <text:p text:style-name="P9"/>
      <text:h text:style-name="Heading_20_2" text:outline-level="2"><text:bookmark-start text:name="__RefHeading__694_2117037070"/>Semaine 4<text:bookmark-end text:name="__RefHeading__694_2117037070"/></text:h>
      <text:list xml:id="list639185594210457923" text:style-name="L6">
        <text:list-item>
          <text:p text:style-name="P21"><text:bookmark text:name="docs-internal-guid-2f5b4d7d-563b-1688-a5ec-76102af7f269"/>Nouvelle IA :</text:p>
          <text:list>
            <text:list-item>
              <text:p text:style-name="P24">Fonctionne avec une map d’influence</text:p>
              <text:list>
                <text:list-item>
                  <text:p text:style-name="P24">Capture</text:p>
                </text:list-item>
                <text:list-item>
                  <text:p text:style-name="P24">Defensif</text:p>
                </text:list-item>
                <text:list-item>
                  <text:p text:style-name="P24">Offensif</text:p>
                </text:list-item>
                <text:list-item>
                  <text:p text:style-name="P24">Menace</text:p>
                </text:list-item>
                <text:list-item>
                  <text:p text:style-name="P24">Retraite</text:p>
                </text:list-item>
              </text:list>
            </text:list-item>
            <text:list-item>
              <text:p text:style-name="P24">Peut faire évoluer</text:p>
            </text:list-item>
            <text:list-item>
              <text:p text:style-name="P24"><text:soft-page-break/>Semble plus performante</text:p>
            </text:list-item>
            <text:list-item>
              <text:p text:style-name="P24">Trop de temps de calcul sur une map trop grande</text:p>
            </text:list-item>
          </text:list>
        </text:list-item>
        <text:list-item>
          <text:p text:style-name="P24">IHM avec animations (non commit)</text:p>
          <text:list>
            <text:list-item>
              <text:p text:style-name="P24">Avancement avec animations avec le Tick (80%) afin de remplacer les thread.sleep()</text:p>
            </text:list-item>
          </text:list>
        </text:list-item>
        <text:list-item>
          <text:p text:style-name="P24">Affichage des dégats/soins lors des combats </text:p>
          <text:list>
            <text:list-item>
              <text:p text:style-name="P24">Mais ne reste que si on ne rafraichit pas !!</text:p>
            </text:list-item>
          </text:list>
        </text:list-item>
        <text:list-item>
          <text:p text:style-name="P24">Brouillard</text:p>
        </text:list-item>
        <text:list-item>
          <text:p text:style-name="P24">Equipe</text:p>
        </text:list-item>
        <text:list-item>
          <text:p text:style-name="P24">Debut de campagne</text:p>
        </text:list-item>
        <text:list-item>
          <text:p text:style-name="P24">Menu lié au reste (compléter à 45%)</text:p>
        </text:list-item>
        <text:list-item>
          <text:p text:style-name="P24">Unité Robot (80%)</text:p>
        </text:list-item>
        <text:list-item>
          <text:p text:style-name="P24">Affichage PVMax, Exp dans le menu descriptif</text:p>
        </text:list-item>
      </text:list>
      <text:p text:style-name="P9"/>
      <text:h text:style-name="Heading_20_2" text:outline-level="2"><text:bookmark-start text:name="__RefHeading__696_2117037070"/>Semaine 5<text:bookmark-end text:name="__RefHeading__696_2117037070"/></text:h>
      <text:list xml:id="list1929954899131035027" text:style-name="L7">
        <text:list-item>
          <text:p text:style-name="P22"><text:bookmark text:name="docs-internal-guid-271f182e-563c-6074-6632-e16ba81b6ce8"/>Animation finie</text:p>
        </text:list-item>
        <text:list-item>
          <text:p text:style-name="P25">Système du mode Campagne est fini, il ne reste plus qu’à remplir le scénario</text:p>
        </text:list-item>
        <text:list-item>
          <text:p text:style-name="P25">Portage Android à 50%</text:p>
        </text:list-item>
        <text:list-item>
          <text:p text:style-name="P25">Nombreuses nouvelles cartes</text:p>
        </text:list-item>
        <text:list-item>
          <text:p text:style-name="P25">Quelques améliorations de l’IHM</text:p>
          <text:list>
            <text:list-item>
              <text:p text:style-name="P25">Affichage de tous tous les membres de l’équipe gagnante</text:p>
            </text:list-item>
            <text:list-item>
              <text:p text:style-name="P25">Le statistique refait entièrement</text:p>
            </text:list-item>
            <text:list-item>
              <text:p text:style-name="P25">Pause entre deux tours de joueur</text:p>
            </text:list-item>
          </text:list>
        </text:list-item>
        <text:list-item>
          <text:p text:style-name="P25">Possibilité de retour au Menu principal</text:p>
        </text:list-item>
        <text:list-item>
          <text:p text:style-name="P25">Menu principal fini à 99%</text:p>
        </text:list-item>
      </text:list>
      <text:p text:style-name="P8"><text:soft-page-break/></text:p>
      <text:h text:style-name="Heading_20_2" text:outline-level="2"><text:bookmark-start text:name="__RefHeading__698_2117037070"/>Semaine 6<text:bookmark-end text:name="__RefHeading__698_2117037070"/></text:h>
      <text:h text:style-name="P29" text:outline-level="1"><text:bookmark-start text:name="__RefHeading__388_96695133"/><text:span text:style-name="T4">Fonctionnement du Jeu</text:span><text:bookmark-end text:name="__RefHeading__388_96695133"/></text:h>
      <text:p text:style-name="P26"><text:span text:style-name="T4"/></text:p>
      <text:h text:style-name="Heading_20_2" text:outline-level="2"><text:bookmark-start text:name="__RefHeading__390_96695133"/><text:span text:style-name="T4">Intelligence Artificielle</text:span><text:bookmark-end text:name="__RefHeading__390_96695133"/></text:h>
      <text:h text:style-name="Heading_20_2" text:outline-level="2"><text:bookmark-start text:name="__RefHeading__422_96695133"/><text:span text:style-name="T5">Partie</text:span><text:bookmark-end text:name="__RefHeading__422_96695133"/></text:h>
      <text:h text:style-name="Heading_20_2" text:outline-level="2"><text:bookmark-start text:name="__RefHeading__392_96695133"/><text:span text:style-name="T4">IHM</text:span><text:bookmark-end text:name="__RefHeading__392_96695133"/></text:h>
      <text:h text:style-name="Heading_20_2" text:outline-level="2"><text:bookmark-start text:name="__RefHeading__394_96695133"/><text:span text:style-name="T4">Moteur</text:span><text:bookmark-end text:name="__RefHeading__394_96695133"/></text:h>
      <text:h text:style-name="Heading_20_2" text:outline-level="2"><text:bookmark-start text:name="__RefHeading__424_96695133"/><text:span text:style-name="T5">Unité</text:span><text:bookmark-end text:name="__RefHeading__424_96695133"/></text:h>
      <text:h text:style-name="P29" text:outline-level="1"><text:bookmark-start text:name="__RefHeading__396_96695133"/><text:span text:style-name="T4">Travail d'Équipe</text:span><text:bookmark-end text:name="__RefHeading__396_96695133"/></text:h>
      <text:h text:style-name="Heading_20_2" text:outline-level="2"><text:bookmark-start text:name="__RefHeading__398_96695133"/><text:span text:style-name="T4">Chef de projet</text:span><text:bookmark-end text:name="__RefHeading__398_96695133"/></text:h>
      <text:h text:style-name="Heading_20_2" text:outline-level="2"><text:bookmark-start text:name="__RefHeading__400_96695133"/><text:span text:style-name="T4">Répartition des taches</text:span><text:bookmark-end text:name="__RefHeading__400_96695133"/></text:h>
      <text:h text:style-name="Heading_20_2" text:outline-level="2"><text:bookmark-start text:name="__RefHeading__402_96695133"/><text:span text:style-name="T4">Problème rencontrés</text:span><text:bookmark-end text:name="__RefHeading__402_96695133"/></text:h>
      <text:h text:style-name="P29" text:outline-level="1"><text:bookmark-start text:name="__RefHeading__404_96695133"/><text:span text:style-name="T4">Discussion</text:span><text:bookmark-end text:name="__RefHeading__404_96695133"/></text:h>
      <text:h text:style-name="Heading_20_2" text:outline-level="2"><text:bookmark-start text:name="__RefHeading__406_96695133"/><text:span text:style-name="T4">Truc bien</text:span><text:bookmark-end text:name="__RefHeading__406_96695133"/></text:h>
      <text:h text:style-name="Heading_20_2" text:outline-level="2"><text:bookmark-start text:name="__RefHeading__408_96695133"/><text:span text:style-name="T4">Aspect à améliorés</text:span><text:bookmark-end text:name="__RefHeading__408_96695133"/></text:h>
      <text:p text:style-name="P26"><text:span text:style-name="T4"/></text:p>
      <text:h text:style-name="P29" text:outline-level="1"><text:bookmark-start text:name="__RefHeading__410_96695133"/><text:span text:style-name="T4">Conclusion</text:span><text:bookmark-end text:name="__RefHeading__410_966951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contextual-spacing="false"/>
      <style:text-properties style:font-name="Open Sans Light" fo:font-weight="25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Quicksand Light1" fo:font-size="40pt" fo:font-weight="250" style:font-size-asian="40pt" style:font-weight-asian="bold" style:font-size-complex="40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Open Sans Light1" fo:font-size="16pt" fo:font-style="normal" fo:font-weight="250"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Open Sans Light" fo:font-size="16pt" fo:font-weight="25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81cm" style:contextual-spacing="false" fo:text-indent="0cm" style:auto-text-indent="false" text:number-lines="false" text:line-number="0"/>
      <style:text-properties style:font-name="Quicksand Light1" fo:font-size="40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01cm" style:contextual-spacing="false" fo:text-indent="0cm" style:auto-text-indent="false">
        <style:tab-stops>
          <style:tab-stop style:position="17cm" style:type="right" style:leader-style="dotted" style:leader-text="."/>
        </style:tab-stops>
      </style:paragraph-properties>
      <style:text-properties style:font-name="Quicksand Light1" fo:font-size="16pt" fo:font-weight="25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Quicksand Light1" fo:font-size="14pt" fo:font-weight="25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Open Sans Light1" officeooo:rsid="000fa6e9" officeooo:paragraph-rsid="000fa6e9"/>
    </style:style>
    <style:style style:name="MP2" style:family="paragraph" style:parent-style-name="Footer">
      <style:paragraph-properties fo:text-align="end" style:justify-single-word="false"/>
      <style:text-properties style:font-name="Open Sans Light1"/>
    </style:style>
    <style:style style:name="MT1" style:family="text">
      <style:text-properties officeooo:rsid="000e658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CorpsDocu" style:page-layout-name="Mpm2">
      <style:header>
        <text:p text:style-name="MP1">Patois, Mercandali, Scala, Rollot, Martel, Nguyen</text:p>
      </style:header>
      <style:footer>
        <text:p text:style-name="MP2"><text:span text:style-name="MT1">Page </text:span><text:page-number text:select-page="current">11</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lt PATOIS</meta:initial-creator>
    <meta:creation-date>2013-06-18T09:19:44</meta:creation-date>
    <dc:date>2013-06-19T15:25:35</dc:date>
    <dc:creator>Thibault PATOIS</dc:creator>
    <meta:editing-duration>PT11M7S</meta:editing-duration>
    <meta:editing-cycles>4</meta:editing-cycles>
    <meta:generator>LibreOffice/4.0.3.3$Linux_x86 LibreOffice_project/0eaa50a932c8f2199a615e1eb30f7ac74279539</meta:generator>
    <meta:document-statistic meta:table-count="0" meta:image-count="0" meta:object-count="0" meta:page-count="13" meta:paragraph-count="152" meta:word-count="1161" meta:character-count="6524" meta:non-whitespace-character-count="5585"/>
  </office:meta>
</office:document-meta>
</file>